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.2cm" svg:y1="3.5cm" svg:x2="5.6cm" svg:y2="3.5cm">
          <text:p/>
        </draw:line>
        <draw:line draw:style-name="gr1" draw:text-style-name="P1" draw:layer="layout" svg:x1="9.016cm" svg:y1="3.501cm" svg:x2="13.416cm" svg:y2="3.501cm">
          <text:p/>
        </draw:line>
        <draw:frame draw:style-name="gr2" draw:layer="layout" svg:width="3.5cm" svg:height="1.75cm" svg:x="2.231cm" svg:y="2.35cm">
          <draw:text-box>
            <text:p>x[i]</text:p>
          </draw:text-box>
        </draw:frame>
        <draw:frame draw:style-name="gr2" draw:layer="layout" svg:width="3.5cm" svg:height="1.75cm" svg:x="9.3cm" svg:y="2.35cm">
          <draw:text-box>
            <text:p>y[i]=a・x[i]</text:p>
          </draw:text-box>
        </draw:frame>
        <draw:custom-shape draw:style-name="gr3" draw:text-style-name="P1" draw:layer="layout" svg:width="3.4cm" svg:height="3.4cm" draw:transform="rotate (-1.5707963267949) translate (9cm 1.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2" draw:layer="layout" svg:width="1.3cm" svg:height="0.933cm" svg:x="6.3cm" svg:y="3cm">
          <draw:text-box>
            <text:p text:style-name="P2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7-01-19T18:24:13</meta:creation-date>
    <dc:date>2017-01-19T18:40:10</dc:date>
    <dc:creator>tokai </dc:creator>
    <meta:editing-duration>P0D</meta:editing-duration>
    <meta:editing-cycles>2</meta:editing-cycles>
    <meta:generator>LibreOffice/3.5$Linux_x86 LibreOffice_project/350m1$Build-2</meta:generator>
    <meta:document-statistic meta:object-count="6"/>
  </office:meta>
</office:document-meta>
</file>